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Monaco" svg:font-family="Monaco" style:font-family-generic="modern" style:font-pitch="fixed"/>
    <style:font-face style:name="Monaco1"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1" style:list-style-name="">
      <style:paragraph-properties fo:orphans="0" fo:widows="0" fo:hyphenation-ladder-count="no-limit">
        <style:tab-stops>
          <style:tab-stop style:position="0.4925in"/>
        </style:tab-stops>
      </style:paragraph-properties>
      <style:text-properties fo:hyphenate="false" fo:hyphenation-remain-char-count="2" fo:hyphenation-push-char-count="2"/>
    </style:style>
    <style:style style:name="P2" style:family="paragraph" style:parent-style-name="Heading_20_1">
      <style:paragraph-properties fo:break-before="page"/>
    </style:style>
    <style:style style:name="P3" style:family="paragraph" style:parent-style-name="Header">
      <style:paragraph-properties fo:text-align="center" style:justify-single-word="false"/>
    </style:style>
    <style:style style:name="P4" style:family="paragraph" style:parent-style-name="Contents_20_Heading">
      <style:paragraph-properties fo:break-before="page"/>
    </style:style>
    <style:style style:name="P5" style:family="paragraph" style:parent-style-name="Contents_20_2">
      <style:paragraph-properties>
        <style:tab-stops>
          <style:tab-stop style:position="6.9252in" style:type="right" style:leader-style="dotted" style:leader-text="."/>
        </style:tab-stops>
      </style:paragraph-properties>
    </style:style>
    <style:style style:name="P6" style:family="paragraph" style:parent-style-name="Text_20_body">
      <style:text-properties style:font-name="Liberation Serif"/>
    </style:style>
    <style:style style:name="P7" style:family="paragraph" style:parent-style-name="Text_20_body" style:list-style-name="L1"/>
    <style:style style:name="P8" style:family="paragraph" style:parent-style-name="Manual_20_Title" style:master-page-name="Standard">
      <style:paragraph-properties style:page-number="auto"/>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P10" style:family="paragraph" style:parent-style-name="Contents_20_4">
      <style:paragraph-properties>
        <style:tab-stops>
          <style:tab-stop style:position="6.9252in" style:type="right" style:leader-style="dotted" style:leader-text="."/>
        </style:tab-stops>
      </style:paragraph-properties>
    </style:style>
    <style:style style:name="T1" style:family="text">
      <style:text-properties style:font-name="Monaco"/>
    </style:style>
    <style:style style:name="T2" style:family="text">
      <style:text-properties fo:font-style="italic" style:font-style-asian="italic" style:font-style-complex="italic"/>
    </style:style>
    <style:style style:name="T3" style:family="text">
      <style:text-properties style:text-position="super 58%"/>
    </style:style>
    <style:style style:name="T4" style:family="text">
      <style:text-properties fo:font-style="normal" style:font-style-asian="normal" style:font-style-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 text:is-list-header="true"/>
      <text:h text:style-name="Manual_20_Title" text:outline-level="1" text:is-list-header="true"/>
      <text:h text:style-name="Manual_20_Title" text:outline-level="1" text:is-list-header="true"/>
      <text:h text:style-name="Manual_20_Title" text:outline-level="1" text:is-list-header="true"/>
      <text:h text:style-name="Manual_20_Title" text:outline-level="1" text:is-list-header="true"/>
      <text:h text:style-name="Manual_20_Title" text:outline-level="1" text:is-list-header="true"/>
      <text:h text:style-name="Manual_20_Title" text:outline-level="1" text:is-list-header="true"/>
      <text:h text:style-name="Manual_20_Title" text:outline-level="1" text:is-list-header="true"/>
      <text:h text:style-name="Manual_20_Title" text:outline-level="1" text:is-list-header="true"><text:bookmark-start text:name="__RefHeading__109_256448489"/>Arin XML Data to SQL Manual<text:bookmark-end text:name="__RefHeading__109_256448489"/></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9"><text:a xlink:type="simple" xlink:href="#__RefHeading__109_256448489" text:style-name="Index_20_Link" text:visited-style-name="Index_20_Link">Arin XML Data to SQL Manual<text:tab/>1</text:a></text:p>
          <text:p text:style-name="P9"><text:a xlink:type="simple" xlink:href="#__RefHeading__111_256448489" text:style-name="Index_20_Link" text:visited-style-name="Index_20_Link">Description<text:tab/>3</text:a></text:p>
          <text:p text:style-name="P9"><text:a xlink:type="simple" xlink:href="#__RefHeading__113_256448489" text:style-name="Index_20_Link" text:visited-style-name="Index_20_Link">Installation<text:tab/>3</text:a></text:p>
          <text:p text:style-name="P5"><text:a xlink:type="simple" xlink:href="#__RefHeading__115_256448489" text:style-name="Index_20_Link" text:visited-style-name="Index_20_Link">Ubuntu 12.04<text:tab/>3</text:a></text:p>
          <text:p text:style-name="P9"><text:a xlink:type="simple" xlink:href="#__RefHeading__117_256448489" text:style-name="Index_20_Link" text:visited-style-name="Index_20_Link">Execution<text:tab/>4</text:a></text:p>
          <text:p text:style-name="P5"><text:a xlink:type="simple" xlink:href="#__RefHeading__146_256448489" text:style-name="Index_20_Link" text:visited-style-name="Index_20_Link">Synopsis<text:tab/>4</text:a></text:p>
          <text:p text:style-name="P5"><text:a xlink:type="simple" xlink:href="#__RefHeading__119_256448489" text:style-name="Index_20_Link" text:visited-style-name="Index_20_Link">Commands<text:tab/>4</text:a></text:p>
          <text:p text:style-name="P10"><text:a xlink:type="simple" xlink:href="#__RefHeading__121_256448489" text:style-name="Index_20_Link" text:visited-style-name="Index_20_Link">--help<text:tab/>4</text:a></text:p>
          <text:p text:style-name="P10"><text:a xlink:type="simple" xlink:href="#__RefHeading__123_256448489" text:style-name="Index_20_Link" text:visited-style-name="Index_20_Link">--man<text:tab/>4</text:a></text:p>
          <text:p text:style-name="P10"><text:a xlink:type="simple" xlink:href="#__RefHeading__125_256448489" text:style-name="Index_20_Link" text:visited-style-name="Index_20_Link">-f FILE, --file FILE<text:tab/>4</text:a></text:p>
          <text:p text:style-name="P10"><text:a xlink:type="simple" xlink:href="#__RefHeading__127_256448489" text:style-name="Index_20_Link" text:visited-style-name="Index_20_Link">-m STRING, --dbms STRING<text:tab/>4</text:a></text:p>
          <text:p text:style-name="P10"><text:a xlink:type="simple" xlink:href="#__RefHeading__129_256448489" text:style-name="Index_20_Link" text:visited-style-name="Index_20_Link">-d STRING, --database STRING<text:tab/>5</text:a></text:p>
          <text:p text:style-name="P10"><text:a xlink:type="simple" xlink:href="#__RefHeading__131_256448489" text:style-name="Index_20_Link" text:visited-style-name="Index_20_Link">-u USER_NAME, --user USER_NAME<text:tab/>5</text:a></text:p>
          <text:p text:style-name="P10"><text:a xlink:type="simple" xlink:href="#__RefHeading__133_256448489" text:style-name="Index_20_Link" text:visited-style-name="Index_20_Link">-p PASSWORD, --password PASSWORD<text:tab/>5</text:a></text:p>
          <text:p text:style-name="P10"><text:a xlink:type="simple" xlink:href="#__RefHeading__135_256448489" text:style-name="Index_20_Link" text:visited-style-name="Index_20_Link">-h HOST_ADDRESS, --host HOST_ADDRESS<text:tab/>5</text:a></text:p>
          <text:p text:style-name="P10"><text:a xlink:type="simple" xlink:href="#__RefHeading__137_256448489" text:style-name="Index_20_Link" text:visited-style-name="Index_20_Link">-g PORT_NUMBER, --port PORT_NUMBER<text:tab/>5</text:a></text:p>
          <text:p text:style-name="P10"><text:a xlink:type="simple" xlink:href="#__RefHeading__139_256448489" text:style-name="Index_20_Link" text:visited-style-name="Index_20_Link">--buffer-size NUMBER<text:tab/>5</text:a></text:p>
          <text:p text:style-name="P10"><text:a xlink:type="simple" xlink:href="#__RefHeading__141_256448489" text:style-name="Index_20_Link" text:visited-style-name="Index_20_Link">-v STRING, --verbose STRING<text:tab/>5</text:a></text:p>
          <text:p text:style-name="P10"><text:a xlink:type="simple" xlink:href="#__RefHeading__143_256448489" text:style-name="Index_20_Link" text:visited-style-name="Index_20_Link">-l FILE, --log FILE<text:tab/>5</text:a></text:p>
          <text:p text:style-name="P5"><text:a xlink:type="simple" xlink:href="#__RefHeading__148_256448489" text:style-name="Index_20_Link" text:visited-style-name="Index_20_Link">Running the Script<text:tab/>6</text:a></text:p>
          <text:p text:style-name="P10"><text:a xlink:type="simple" xlink:href="#__RefHeading__150_256448489" text:style-name="Index_20_Link" text:visited-style-name="Index_20_Link">Run Silently<text:tab/>6</text:a></text:p>
          <text:p text:style-name="P10"><text:a xlink:type="simple" xlink:href="#__RefHeading__152_256448489" text:style-name="Index_20_Link" text:visited-style-name="Index_20_Link">Run and Print to Screen<text:tab/>6</text:a></text:p>
          <text:p text:style-name="P10"><text:a xlink:type="simple" xlink:href="#__RefHeading__154_256448489" text:style-name="Index_20_Link" text:visited-style-name="Index_20_Link">Run and Log to File<text:tab/>6</text:a></text:p>
          <text:p text:style-name="P10"><text:a xlink:type="simple" xlink:href="#__RefHeading__156_256448489" text:style-name="Index_20_Link" text:visited-style-name="Index_20_Link">Print Usage Information<text:tab/>6</text:a></text:p>
          <text:p text:style-name="P9"><text:a xlink:type="simple" xlink:href="#__RefHeading__158_256448489" text:style-name="Index_20_Link" text:visited-style-name="Index_20_Link">Design<text:tab/>7</text:a></text:p>
          <text:p text:style-name="P5"><text:a xlink:type="simple" xlink:href="#__RefHeading__160_256448489" text:style-name="Index_20_Link" text:visited-style-name="Index_20_Link">Application Design<text:tab/>7</text:a></text:p>
          <text:p text:style-name="P5"><text:a xlink:type="simple" xlink:href="#__RefHeading__162_256448489" text:style-name="Index_20_Link" text:visited-style-name="Index_20_Link">Schemas<text:tab/>7</text:a></text:p>
        </text:index-body>
      </text:table-of-content>
      <text:h text:style-name="Manual_20_Title" text:outline-level="1" text:is-list-header="true"/>
      <text:h text:style-name="P2" text:outline-level="1"><text:bookmark-start text:name="__RefHeading__111_256448489"/>Description<text:bookmark-end text:name="__RefHeading__111_256448489"/></text:h>
      <text:p text:style-name="Text_20_body">Arin XML Data to SQL is a project that seeks to dump arin.net's bulkwhois XML data file into any database by making use of perl and its modules. </text:p>
      <text:h text:style-name="Heading_20_1" text:outline-level="1"><text:bookmark-start text:name="__RefHeading__113_256448489"/>Installation<text:bookmark-end text:name="__RefHeading__113_256448489"/></text:h>
      <text:h text:style-name="Heading_20_2" text:outline-level="2"><text:bookmark-start text:name="__RefHeading__115_256448489"/>Ubuntu 12.04<text:bookmark-end text:name="__RefHeading__115_256448489"/></text:h>
      <text:p text:style-name="Text_20_body">To install the project first download the project from github by running the following command. </text:p>
      <text:p text:style-name="Command_20_Text"><text:span text:style-name="T1">wget </text:span><text:a xlink:type="simple" xlink:href="https://github.com/McKizzle/Arin-XML-Data-to-MySQL/tarball/master"><text:span text:style-name="T1">https://github.com/McKizzle/Arin-XML-Data-to-MySQL/tarball/master</text:span></text:a><text:span text:style-name="T1"> -O BulkWhois2SQL.tar</text:span></text:p>
      <text:p text:style-name="P6">Next untar the file you downloaded with the following command. </text:p>
      <text:p text:style-name="Command_20_Text">tar -xvf BulkWhois2SQL.tar</text:p>
      <text:p text:style-name="Text_20_body">Now install the following libraries.</text:p>
      <text:p text:style-name="Command_20_Text">sudo apt-get install libxml2-dev libxml-libxml-perl zlib1g-dev build-essential</text:p>
      <text:p text:style-name="Text_20_body">Install the perl modules.</text:p>
      <text:p text:style-name="Command_20_Text">sudo cpan -f SQL::Translator DBIx::Class DBIx::Class::Schema XML::LibXML::Reader XML::Simple XML::LibXML::SAX XML::SAX XML::SAX::ParserFactory Log::Log4perl JSON </text:p>
      <text:p text:style-name="Text_20_body">Now install your favorite database management system. We would recommend MySQL since it has been tested. </text:p>
      <text:p text:style-name="Command_20_Text">sudo apt-get install mysql-server</text:p>
      <text:p text:style-name="Text_20_body">Next make the bulkwhois2database.pl executable.</text:p>
      <text:p text:style-name="Command_20_Text">chmod +x &lt;tarball extraction directory&gt;/bulkwhois2database.pl</text:p>
      <text:h text:style-name="P1" text:outline-level="1"/>
      <text:h text:style-name="P2" text:outline-level="1"><text:bookmark-start text:name="__RefHeading__117_256448489"/>Execution<text:bookmark-end text:name="__RefHeading__117_256448489"/></text:h>
      <text:h text:style-name="Heading_20_2" text:outline-level="2"><text:bookmark-start text:name="__RefHeading__146_256448489"/>Synopsis<text:bookmark-end text:name="__RefHeading__146_256448489"/></text:h>
      <text:p text:style-name="Text_20_body">bulkwhois2database [--file FILE] [--dbms STRING] [--database STRING]</text:p>
      <text:p text:style-name="Text_20_body">[--host HOST_ADDRESS] [--port PORT_NUMBER]</text:p>
      <text:p text:style-name="Text_20_body">[--user USER_NAME] [--password PASSWORD]</text:p>
      <text:p text:style-name="Text_20_body"/>
      <text:p text:style-name="Text_20_body">bulkwhois2database [--file FILE] [--dbms STRING] [--database STRING]</text:p>
      <text:p text:style-name="Text_20_body">[--host HOST_ADDRESS] [--port PORT_NUMBER]</text:p>
      <text:p text:style-name="Text_20_body">[--user USER_NAME] [--password PASSWORD]</text:p>
      <text:p text:style-name="Text_20_body">[optional arguments ...]</text:p>
      <text:p text:style-name="Text_20_body"/>
      <text:p text:style-name="Text_20_body">bulkwhois2database [--file FILE] [--dbms STRING] [--database STRING]</text:p>
      <text:p text:style-name="Text_20_body">[--host HOST_ADDRESS] [--port PORT_NUMBER]</text:p>
      <text:p text:style-name="Text_20_body">[--user USER_NAME] [--password PASSWORD]</text:p>
      <text:p text:style-name="Text_20_body">[--verbose STRING] [optional arguments ...]</text:p>
      <text:p text:style-name="Text_20_body"/>
      <text:p text:style-name="Text_20_body">bulkwhois2database [--file FILE] [--dbms STRING] [--database STRING]</text:p>
      <text:p text:style-name="Text_20_body">[--host HOST_ADDRESS] [--port PORT_NUMBER]</text:p>
      <text:p text:style-name="Text_20_body">[--user USER_NAME] [--password PASSWORD]</text:p>
      <text:p text:style-name="Text_20_body">[--verbose STRING] [--log FILE]</text:p>
      <text:h text:style-name="Heading_20_2" text:outline-level="2"><text:bookmark-start text:name="__RefHeading__119_256448489"/>Commands<text:bookmark-end text:name="__RefHeading__119_256448489"/></text:h>
      <text:p text:style-name="Text_20_body">Here are the commands for the bulkwhois2database.pl script. </text:p>
      <text:h text:style-name="Heading_20_4" text:outline-level="4"><text:bookmark-start text:name="__RefHeading__121_256448489"/>--help<text:bookmark-end text:name="__RefHeading__121_256448489"/></text:h>
      <text:p text:style-name="Text_20_body">Print usage information to the screen.</text:p>
      <text:h text:style-name="Heading_20_4" text:outline-level="4"><text:bookmark-start text:name="__RefHeading__123_256448489"/>--man<text:bookmark-end text:name="__RefHeading__123_256448489"/></text:h>
      <text:p text:style-name="Text_20_body">Print usage information to the screen.</text:p>
      <text:h text:style-name="Heading_20_4" text:outline-level="4"><text:bookmark-start text:name="__RefHeading__125_256448489"/>-f FILE, --file FILE<text:bookmark-end text:name="__RefHeading__125_256448489"/></text:h>
      <text:p text:style-name="Text_20_body">The file that contains the bulkwhois XML data. </text:p>
      <text:h text:style-name="Heading_20_4" text:outline-level="4"><text:bookmark-start text:name="__RefHeading__127_256448489"/>-m STRING, --dbms STRING<text:bookmark-end text:name="__RefHeading__127_256448489"/></text:h>
      <text:p text:style-name="Text_20_body">The name of the database management system. For example if using MySQL then use <text:span text:style-name="T2">--dbms mysql</text:span> or <text:soft-page-break/><text:span text:style-name="T2">-m mysql</text:span>.</text:p>
      <text:p text:style-name="Text_20_body"/>
      <text:h text:style-name="Heading_20_4" text:outline-level="4"><text:bookmark-start text:name="__RefHeading__129_256448489"/>-d STRING, --database STRING<text:bookmark-end text:name="__RefHeading__129_256448489"/></text:h>
      <text:p text:style-name="Text_20_body">The name of the database to use. For example we dumped the data to a database called BulkWhois. So in our case we could pass in either <text:span text:style-name="T2">-d BulkWhois</text:span> or <text:span text:style-name="T2">--database BulkWhois</text:span></text:p>
      <text:h text:style-name="Heading_20_4" text:outline-level="4"><text:bookmark-start text:name="__RefHeading__131_256448489"/>-u USER_NAME, --user USER_NAME<text:bookmark-end text:name="__RefHeading__131_256448489"/></text:h>
      <text:p text:style-name="Text_20_body">The user to log in as.</text:p>
      <text:h text:style-name="Heading_20_4" text:outline-level="4"><text:bookmark-start text:name="__RefHeading__133_256448489"/>-p PASSWORD, --password PASSWORD<text:bookmark-end text:name="__RefHeading__133_256448489"/></text:h>
      <text:p text:style-name="Text_20_body">The password to use.</text:p>
      <text:h text:style-name="Heading_20_4" text:outline-level="4"><text:bookmark-start text:name="__RefHeading__135_256448489"/>-h HOST_ADDRESS, --host HOST_ADDRESS<text:bookmark-end text:name="__RefHeading__135_256448489"/></text:h>
      <text:p text:style-name="Text_20_body">The address of the host with the database management system.</text:p>
      <text:h text:style-name="Heading_20_4" text:outline-level="4"><text:bookmark-start text:name="__RefHeading__137_256448489"/>-g PORT_NUMBER, --port PORT_NUMBER<text:bookmark-end text:name="__RefHeading__137_256448489"/></text:h>
      <text:p text:style-name="Text_20_body">The port to connect to.</text:p>
      <text:h text:style-name="Heading_20_4" text:outline-level="4"><text:bookmark-start text:name="__RefHeading__139_256448489"/>--buffer-size NUMBER<text:bookmark-end text:name="__RefHeading__139_256448489"/></text:h>
      <text:p text:style-name="Text_20_body">Set the maximum buffer size before performing a bulk dump to the database. This parameter is optional. If nothing is passed in the buffer size defaults to 4095</text:p>
      <text:h text:style-name="Heading_20_4" text:outline-level="4"><text:bookmark-start text:name="__RefHeading__141_256448489"/>-v STRING, --verbose STRING<text:bookmark-end text:name="__RefHeading__141_256448489"/></text:h>
      <text:p text:style-name="Text_20_body">Set the verbosity of the application. Use one of the four values. </text:p>
      <text:p text:style-name="Text_20_body">FATAL</text:p>
      <text:p text:style-name="Text_20_body">ERROR</text:p>
      <text:p text:style-name="Text_20_body">WARN</text:p>
      <text:p text:style-name="Text_20_body">INFO</text:p>
      <text:p text:style-name="Text_20_body">DEBUG</text:p>
      <text:p text:style-name="Text_20_body">TRACE</text:p>
      <text:p text:style-name="Text_20_body">ALL</text:p>
      <text:p text:style-name="Text_20_body">OFF</text:p>
      <text:p text:style-name="Text_20_body">These values are listed by priority. The log4Perl documentation states that anything with higher priority will print. For example if TRACE was passed in. Then anything above it will be outputted to a log file. Refer to log4Perl on CPAN for more information.</text:p>
      <text:p text:style-name="Text_20_body"/>
      <text:h text:style-name="Heading_20_4" text:outline-level="4"><text:bookmark-start text:name="__RefHeading__143_256448489"/>-l FILE, --log FILE<text:bookmark-end text:name="__RefHeading__143_256448489"/></text:h>
      <text:p text:style-name="Text_20_body">Enable logging to the specified file. Use this in conjunction with <text:span text:style-name="T2">--verbose</text:span> or <text:span text:style-name="T2">-v</text:span>. Otherwise there will <text:soft-page-break/>be an error.</text:p>
      <text:h text:style-name="Heading_20_2" text:outline-level="2"><text:bookmark-start text:name="__RefHeading__148_256448489"/>Running the Script<text:bookmark-end text:name="__RefHeading__148_256448489"/></text:h>
      <text:p text:style-name="Text_20_body">Here are a few examples on how to run the script.</text:p>
      <text:h text:style-name="Heading_20_4" text:outline-level="4"><text:bookmark-start text:name="__RefHeading__150_256448489"/>Run Silently<text:bookmark-end text:name="__RefHeading__150_256448489"/></text:h>
      <text:p text:style-name="Command_20_Text">./bulkwhois2database.pl --file ~/Desktop/arin_db/arin_db.xml --dbms mysql --database BulkWhois --host localhost --port 3306 --user root --password 12345</text:p>
      <text:h text:style-name="Heading_20_4" text:outline-level="4"><text:bookmark-start text:name="__RefHeading__152_256448489"/>Run and Print to Screen<text:bookmark-end text:name="__RefHeading__152_256448489"/></text:h>
      <text:p text:style-name="Command_20_Text">./bulkwhois2database.pl --file ~/Desktop/arin_db/arin_db.xml --dbms mysql --database BulkWhois --host localhost --port 3306 --user root --password 12345 --verbose TRACE</text:p>
      <text:h text:style-name="Heading_20_4" text:outline-level="4"><text:bookmark-start text:name="__RefHeading__154_256448489"/>Run and Log to File<text:bookmark-end text:name="__RefHeading__154_256448489"/></text:h>
      <text:p text:style-name="Command_20_Text">./bulkwhois2database.pl --file ~/Desktop/arin_db/arin_db.xml --dbms mysql --database BulkWhois --host localhost --port 3306 --user root --password 12345 --verbose TRACE --log output.log</text:p>
      <text:h text:style-name="Heading_20_4" text:outline-level="4"><text:bookmark-start text:name="__RefHeading__156_256448489"/>Print Usage Information<text:bookmark-end text:name="__RefHeading__156_256448489"/></text:h>
      <text:p text:style-name="Command_20_Text">./bulkwhois2database.pl –help</text:p>
      <text:p text:style-name="Text_20_body"/>
      <text:h text:style-name="P2" text:outline-level="1"><text:bookmark-start text:name="__RefHeading__158_256448489"/>Design<text:bookmark-end text:name="__RefHeading__158_256448489"/></text:h>
      <text:h text:style-name="Heading_20_2" text:outline-level="2"><text:bookmark-start text:name="__RefHeading__160_256448489"/>Application Design<text:bookmark-end text:name="__RefHeading__160_256448489"/></text:h>
      <text:p text:style-name="Text_20_body">The scripts that are needed for the application to properly run are.</text:p>
      <text:list xml:id="list1519679625" text:style-name="L1">
        <text:list-item>
          <text:p text:style-name="P7">bulkwhois2database.pl </text:p>
        </text:list-item>
        <text:list-item>
          <text:p text:style-name="P7">InsertManager/XMLSimpleInsertManager.pm</text:p>
        </text:list-item>
        <text:list-item>
          <text:p text:style-name="P7">InsertManager/Mappings.pm</text:p>
        </text:list-item>
        <text:list-item>
          <text:p text:style-name="P7">InsertManager/InsertManagerInterface.pm</text:p>
        </text:list-item>
        <text:list-item>
          <text:p text:style-name="P7">InsertManager/BufferManager.pm</text:p>
        </text:list-item>
        <text:list-item>
          <text:p text:style-name="P7">BulkWhois/Schema.pm</text:p>
        </text:list-item>
        <text:list-item>
          <text:p text:style-name="P7">All of the modules in BulkWhois/Schema/Result/</text:p>
        </text:list-item>
      </text:list>
      <text:h text:style-name="Heading_20_4" text:outline-level="4">bulkwhois2database.pl</text:h>
      <text:p text:style-name="Text_20_body">This is the main script to the program. It parses all of the arguments and feeds the xml data to the proper modules.</text:p>
      <text:h text:style-name="Heading_20_4" text:outline-level="4">InsertManager/XMLSimpleInsertManager.pm</text:h>
      <text:p text:style-name="Text_20_body">This module takes in child elements of the <text:span text:style-name="T2">bulkwhois</text:span> root element of the xml file. It only expects you to send in those elements one at a time not the entire file. Once it has an element it then uses use XML::Simple to convert it into a hash for further processing. Once it has an XML::Simple hash of the element it will then convert that hash into another hash and passes it into <text:span text:style-name="T2">BufferManager.pm</text:span>.</text:p>
      <text:h text:style-name="Heading_20_4" text:outline-level="4">InsertManager/Mappings.pm</text:h>
      <text:p text:style-name="Text_20_body">This file simply contains a bunch of hashes that represent the column to xml element mappings. It also contains information on what elements may need extra parsing before inserting it into the database. This module is used by <text:span text:style-name="T2">XMLSimpleInsertManager.pm.</text:span></text:p>
      <text:h text:style-name="Heading_20_4" text:outline-level="4">InsertManager/InsertManagerInterface.pm</text:h>
      <text:p text:style-name="Text_20_body">If you wish to replace the which InsertManger <text:span text:style-name="T2">bulkwhois2database.pl</text:span> uses then implement this interface and initialize your object in <text:span text:style-name="T2">bulkwhois2database.pl</text:span>.</text:p>
      <text:h text:style-name="Heading_20_4" text:outline-level="4">InsertManager/BufferManager.pm</text:h>
      <text:p text:style-name="Text_20_body">The BufferManager module will buffer up hashes and perform a bulk-insert using the DBIx::Class::Schema object. Originally planned on having this component in a separate thread.</text:p>
      <text:h text:style-name="Heading_20_4" text:outline-level="4">BulkWhois/Schema.pm</text:h>
      <text:p text:style-name="Text_20_body">This module inherits from DBIx::Class::Schema and makes use of all of the modules in BulkWhois/Schema/Result to properly create the tables in the database.</text:p>
      <text:h text:style-name="Heading_20_4" text:outline-level="4"><text:soft-page-break/>BulkWhois/Schema/Result/</text:h>
      <text:p text:style-name="Text_20_body">All of the modules in this folder represent the tables in <text:span text:style-name="T2">doc/schemas/BulkWhoisDenormalized.pdf</text:span></text:p>
      <text:h text:style-name="Heading_20_2" text:outline-level="2"><text:bookmark-start text:name="__RefHeading__162_256448489"/>Schemas<text:bookmark-end text:name="__RefHeading__162_256448489"/></text:h>
      <text:p text:style-name="Text_20_body">This application uses the denormalized schema. Refer to the schemas in <text:span text:style-name="T2">doc/schemas/ BulkWhoisDenormalized.pdf</text:span> for more information on the database desig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mily-generic="modern" style:font-pitch="fixed"/>
    <style:font-face style:name="Monaco" svg:font-family="Monaco" style:font-family-generic="modern" style:font-pitch="fixed"/>
    <style:font-face style:name="Monaco1"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ab-stops>
          <style:tab-stop style:position="0.4925in"/>
        </style:tab-stops>
      </style:paragraph-properties>
      <style:text-properties fo:color="#00000a" style:font-name="Liberation Serif"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class="text" style:master-page-name="">
      <style:paragraph-properties fo:margin-top="0.0799in" fo:margin-bottom="0.0799in" style:page-number="auto"/>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Marginalia" style:family="paragraph" style:parent-style-name="Text_20_body" style:class="text">
      <style:paragraph-properties fo:margin="100%" fo:margin-left="1.5752in" fo:margin-right="0in" fo:text-indent="0in" style:auto-text-indent="false"/>
    </style:style>
    <style:style style:name="List_20_Indent" style:display-name="List Indent" style:family="paragraph" style:parent-style-name="Text_20_body" style:class="text">
      <style:paragraph-properties fo:margin="100%" fo:margin-left="1.9689in" fo:margin-right="0in" fo:text-indent="-1.7717in" style:auto-text-indent="false">
        <style:tab-stops>
          <style:tab-stop style:position="0in"/>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Manual_20_Title" style:display-name="Manual Title" style:family="paragraph" style:parent-style-name="Heading_20_1" style:class="text" style:master-page-name="">
      <style:paragraph-properties fo:text-align="center" style:justify-single-word="false" style:page-number="auto" fo:background-color="transparent" style:shadow="none">
        <style:tab-stops>
          <style:tab-stop style:position="0.5in"/>
        </style:tab-stops>
        <style:background-image/>
      </style:paragraph-properties>
      <style:text-properties fo:font-size="150%"/>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mmand_20_Text" style:display-name="Command Text" style:family="paragraph" style:parent-style-name="Preformatted_20_Text" style:class="text">
      <style:paragraph-properties fo:text-align="center" style:justify-single-word="false"/>
      <style:text-properties style:font-name="Monaco1"/>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3354in"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100%"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3T10:19:00</meta:creation-date>
    <meta:editing-cycles>41</meta:editing-cycles>
    <meta:editing-duration>PT32M34S</meta:editing-duration>
    <meta:generator>LibreOffice/3.5$MacOSX_x86 LibreOffice_project/7122e39-92ed229-498d286-15e43b4-d70da21</meta:generator>
    <dc:date>2012-07-23T12:01:05</dc:date>
    <meta:document-statistic meta:table-count="0" meta:image-count="0" meta:object-count="0" meta:page-count="8" meta:paragraph-count="133" meta:word-count="1006" meta:character-count="6526" meta:non-whitespace-character-count="5732"/>
  </office:meta>
</office:document-meta>
</file>